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SF Regular" svg:font-family="'SF Regular', 'Segoe System UI Regular', 'Segoe UI Regular',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306in"/>
    </style:style>
    <style:style style:name="Table1.B" style:family="table-column">
      <style:table-column-properties style:column-width="6.1944in"/>
    </style:style>
    <style:style style:name="Table1.A1" style:family="table-cell">
      <style:table-cell-properties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B1" style:family="table-cell">
      <style:table-cell-properties style:border-line-width="0.0007in 0.0014in 0.0007in" fo:padding="0.0194in" fo:border="0.15pt double #808080"/>
    </style:style>
    <style:style style:name="Table1.A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 style:family="table-cell">
      <style:table-cell-properties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Text_20_body">
      <style:text-properties fo:color="#000000" style:font-name="Bitstream Charter" fo:font-size="12pt" style:font-size-asian="12pt" style:font-size-complex="12pt"/>
    </style:style>
    <style:style style:name="P2" style:family="paragraph" style:parent-style-name="Text_20_body" style:list-style-name="L1">
      <style:text-properties fo:color="#000000" style:font-name="Bitstream Charter" fo:font-size="12pt" style:font-size-asian="12pt" style:font-size-complex="12pt"/>
    </style:style>
    <style:style style:name="P3" style:family="paragraph" style:parent-style-name="Text_20_body">
      <style:text-properties fo:color="#000000" style:font-name="Bitstream Charter" fo:font-size="12pt" fo:font-weight="bold" style:font-size-asian="12pt" style:font-weight-asian="bold" style:font-size-complex="12pt" style:font-weight-complex="bold"/>
    </style:style>
    <style:style style:name="P4" style:family="paragraph" style:parent-style-name="Text_20_body">
      <style:text-properties fo:color="#000000" style:font-name="Bitstream Charter" fo:font-size="12pt" fo:font-weight="bold" officeooo:paragraph-rsid="00153f7d" style:font-size-asian="12pt" style:font-weight-asian="bold" style:font-size-complex="12pt" style:font-weight-complex="bold"/>
    </style:style>
    <style:style style:name="P5" style:family="paragraph" style:parent-style-name="Text_20_body">
      <style:text-properties fo:color="#000000" style:font-name="Bitstream Charter" fo:font-size="12pt" fo:font-weight="bold" officeooo:paragraph-rsid="00153f7d" style:font-weight-asian="bold" style:font-weight-complex="bold"/>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variant="normal" fo:text-transform="none" fo:color="#000000" style:font-name="SF Regular" fo:font-size="10.5pt" fo:letter-spacing="normal" fo:font-style="normal" fo:font-weight="normal" officeooo:rsid="00153f7d" officeooo:paragraph-rsid="00153f7d"/>
    </style:style>
    <style:style style:name="T1" style:family="text">
      <style:text-properties officeooo:rsid="00153f7d"/>
    </style:style>
    <style:style style:name="T2" style:family="text">
      <style:text-properties officeooo:rsid="0011d42a"/>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153f7d"/>
    </style:style>
    <style:style style:name="T6" style:family="text">
      <style:text-properties fo:font-variant="normal" fo:text-transform="none" fo:letter-spacing="normal" fo:font-style="normal" officeooo:rsid="00153f7d"/>
    </style:style>
    <style:style style:name="T7" style:family="text">
      <style:text-properties fo:font-variant="normal" fo:text-transform="none" style:font-name="SF Regular" fo:font-size="10.5pt" fo:letter-spacing="normal" fo:font-style="normal"/>
    </style:style>
    <style:style style:name="T8" style:family="text">
      <style:text-properties fo:font-variant="normal" fo:text-transform="none" style:font-name="SF Regular" fo:font-size="10.5pt" fo:letter-spacing="normal" fo:font-style="normal" fo:font-weight="normal"/>
    </style:style>
    <style:style style:name="T9" style:family="text">
      <style:text-properties fo:color="#000000" style:font-name="Bitstream Charter" fo:font-size="12pt" style:font-size-asian="12pt" style:font-size-complex="12pt"/>
    </style:style>
    <style:style style:name="T10" style:family="text">
      <style:text-properties officeooo:rsid="00153f7d" style:font-size-asian="12pt" style:font-size-complex="12pt"/>
    </style:style>
    <style:style style:name="T11" style:family="text">
      <style:text-properties officeooo:rsid="001603a9"/>
    </style:style>
    <style:style style:name="T12" style:family="text">
      <style:text-properties fo:font-weight="bold" officeooo:rsid="001603a9"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ef Handlers</text:p>
      <text:p text:style-name="P1"/>
      <text:p text:style-name="Text_20_body"><text:span text:style-name="T9">Use the </text:span><text:span text:style-name="Strong_20_Emphasis"><text:span text:style-name="T9">chef_handler</text:span></text:span><text:span text:style-name="T9"> resource to enable handlers during a chef-client run. The resource allows arguments to be passed to the chef-client, which then applies the conditions defined by the custom handler to the node attribute data collected during the chef-client run, and then processes the handler based on that data.</text:span></text:p>
      <text:p text:style-name="P1"/>
      <text:p text:style-name="P3">Handler Type</text:p>
      <text:p text:style-name="P1"/>
      <text:p text:style-name="P1"/>
      <table:table table:name="Table1" table:style-name="Table1">
        <table:table-column table:style-name="Table1.A"/>
        <table:table-column table:style-name="Table1.B"/>
        <table:table-row>
          <table:table-cell table:style-name="Table1.A1" office:value-type="string">
            <text:p text:style-name="P1">exception</text:p>
          </table:table-cell>
          <table:table-cell table:style-name="Table1.B1" office:value-type="string">
            <text:p text:style-name="Text_20_body"><text:span text:style-name="T9">An exception handler is used to identify situations that have caused a chef-client run to fail. An exception handler can be loaded at the start of a chef-client run by adding a recipe that contains the </text:span><text:span text:style-name="Strong_20_Emphasis"><text:span text:style-name="T9">chef_handler</text:span></text:span><text:span text:style-name="T9"> resource to a node’s run-list.</text:span></text:p>
          </table:table-cell>
        </table:table-row>
        <table:table-row>
          <table:table-cell table:style-name="Table1.A2" office:value-type="string">
            <text:p text:style-name="P1">report</text:p>
          </table:table-cell>
          <table:table-cell table:style-name="Table1.B2" office:value-type="string">
            <text:p text:style-name="Text_20_body"><text:span text:style-name="T9">A report handler is used when a chef-client run succeeds and reports back on certain details about that chef-client run. A report handler can be loaded at the start of a chef-client run by adding a recipe that contains the </text:span><text:span text:style-name="Strong_20_Emphasis"><text:span text:style-name="T9">chef_handler</text:span></text:span><text:span text:style-name="T9"> resource to a node’s run-list.</text:span></text:p>
          </table:table-cell>
        </table:table-row>
        <table:table-row>
          <table:table-cell table:style-name="Table1.A2" office:value-type="string">
            <text:p text:style-name="P1">start</text:p>
          </table:table-cell>
          <table:table-cell table:style-name="Table1.B2" office:value-type="string">
            <text:p text:style-name="Text_20_body"><text:span text:style-name="T9">A start handler is used to run events at the beginning of the chef-client run. A start handler can be loaded at the start of a chef-client run by adding the start handler to the </text:span><text:span text:style-name="Source_20_Text"><text:span text:style-name="T9">start_handlers</text:span></text:span><text:span text:style-name="T9"> setting in the client.rb file or by installing the gem that contains the start handler by using the </text:span><text:span text:style-name="Strong_20_Emphasis"><text:span text:style-name="T9">chef_gem</text:span></text:span><text:span text:style-name="T9"> resource in a recipe in the </text:span><text:span text:style-name="Strong_20_Emphasis"><text:span text:style-name="T9">chef-client</text:span></text:span><text:span text:style-name="T9"> cookbook.</text:span></text:p>
          </table:table-cell>
        </table:table-row>
      </table:table>
      <text:p text:style-name="P1"/>
      <text:p text:style-name="P1"><text:s/><text:span text:style-name="T12">Report/Exception Handler</text:span></text:p>
      <text:list xml:id="list2654817201230198640" text:style-name="L1">
        <text:list-item>
          <text:p text:style-name="P2">A report handler is used to trigger behaviors when a defined aspect of a chef-client run is successful. </text:p>
        </text:list-item>
        <text:list-item>
          <text:p text:style-name="P2">An exception handler is used to trigger behaviors when a defined aspect of a chef-client run fails.</text:p>
        </text:list-item>
      </text:list>
      <text:p text:style-name="P1">Both types of handlers can be used to gather data about a chef-client run and can provide rich levels of data about all types of usage, which can be used later for trending and analysis across the entire organization.</text:p>
      <text:p text:style-name="P1">Exception and report handlers are made available to the chef-client run in one of the following ways:</text:p>
      <text:list xml:id="list5006142336590512837" text:style-name="L2">
        <text:list-item>
          <text:p text:style-name="P6"><text:soft-page-break/><text:span text:style-name="T9">By adding the </text:span><text:span text:style-name="Strong_20_Emphasis"><text:span text:style-name="T9">chef_handler</text:span></text:span><text:span text:style-name="T9"> resource to a recipe, and then adding that recipe to the run-list for a node. (The </text:span><text:span text:style-name="Strong_20_Emphasis"><text:span text:style-name="T9">chef_handler</text:span></text:span><text:span text:style-name="T9"> resource is available from the </text:span><text:span text:style-name="Strong_20_Emphasis"><text:span text:style-name="T9">chef_handler</text:span></text:span><text:span text:style-name="T9"> cookbook.) </text:span></text:p>
        </text:list-item>
        <text:list-item>
          <text:p text:style-name="P6"><text:span text:style-name="T9">By adding the handler to one of the following settings in the node’s client.rb file: </text:span><text:span text:style-name="Source_20_Text"><text:span text:style-name="T9">exception_handlers</text:span></text:span><text:span text:style-name="T9"> and/or </text:span><text:span text:style-name="Source_20_Text"><text:span text:style-name="T9">report_handlers</text:span></text:span><text:span text:style-name="T9"> </text:span></text:p>
        </text:list-item>
      </text:list>
      <text:p text:style-name="P3">Start Handlers</text:p>
      <text:p text:style-name="Text_20_body"><text:span text:style-name="T9">A start handler is not loaded into the chef-client run from a recipe, but is instead listed in the client.rb file using the </text:span><text:span text:style-name="Source_20_Text"><text:span text:style-name="T9">start_handlers</text:span></text:span><text:span text:style-name="T9"> attribute. The start handler must be installed on the node and be available to the chef-client prior to the start of the chef-client run.</text:span></text:p>
      <text:p text:style-name="P1">Start handlers are made available to the chef-client run in one of the following ways:</text:p>
      <text:list xml:id="list2592733094950804415" text:style-name="L3">
        <text:list-item>
          <text:p text:style-name="P7"><text:span text:style-name="T9">By adding a start handler to the </text:span><text:span text:style-name="Strong_20_Emphasis"><text:span text:style-name="T9">chef-client</text:span></text:span><text:span text:style-name="T9"> cookbook, which installs the handler on the node so that it is available to the chef-client at the start of the chef-client run </text:span></text:p>
        </text:list-item>
        <text:list-item>
          <text:p text:style-name="P7"><text:span text:style-name="T9">By adding the handler to one of the following settings in the node’s client.rb file: </text:span><text:span text:style-name="Source_20_Text"><text:span text:style-name="T9">start_handlers</text:span></text:span><text:span text:style-name="T9"> </text:span></text:p>
        </text:list-item>
      </text:list>
      <text:p text:style-name="P1"/>
      <text:p text:style-name="P4"><text:span text:style-name="T1">Ques </text:span><text:span text:style-name="T6"><text:tab/>W</text:span><text:span text:style-name="T3">hy </text:span><text:span text:style-name="T6">these</text:span><text:span text:style-name="T3"> files are required in client.rb?</text:span></text:p>
      <text:p text:style-name="P1">These handler are used in client.rb file (<text:span text:style-name="T2">/etc/chef/client.rb</text:span>) </text:p>
      <text:p text:style-name="P1">If we remove them from here then it will not update log file (heartbeat.log) in case of exception and report handler and in case of start handler it will not use the instructions at the start of the chef-client.</text:p>
      <text:p text:style-name="P1"/>
      <text:p text:style-name="P5"><text:span text:style-name="T10">Ques </text:span><text:span text:style-name="T7">Can we move them in some other file ?</text:span></text:p>
      <text:p text:style-name="P8">No we cannot move these in other files outside chef because whenever chef-client runs it uses client.rb file for instructions and permisi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SF Regular" svg:font-family="'SF Regular', 'Segoe System UI Regular', 'Segoe UI Regular',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2:08:27.243022168</meta:creation-date>
    <dc:date>2018-07-17T15:11:18.755749935</dc:date>
    <meta:editing-duration>PT14M4S</meta:editing-duration>
    <meta:editing-cycles>2</meta:editing-cycles>
    <meta:generator>LibreOffice/5.1.6.2$Linux_X86_64 LibreOffice_project/10m0$Build-2</meta:generator>
    <meta:document-statistic meta:table-count="1" meta:image-count="0" meta:object-count="0" meta:page-count="2" meta:paragraph-count="26" meta:word-count="552" meta:character-count="3236" meta:non-whitespace-character-count="2708"/>
  </office:meta>
</office:document-meta>
</file>